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finálneho produktu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6"><text:tab/>Používateľská príručka, v rozsahu 21 strán</text:p>
      <text:p text:style-name="P16"><text:tab/>Systémová príručka, v rozsahu 5 strán</text:p>
      <text:p text:style-name="P16"><text:tab/>Technická dokumentácia, v rozsahu 19 strán</text:p>
      <text:p text:style-name="P16"><text:tab/>Príspevok na IIT.SRC 2008 (rozšírený abstrakt), v rozsahu 2 strany</text:p>
      <text:p text:style-name="P16"><text:tab/>Dokumentácia riadenia projektu, v rozsahu 28 strán</text:p>
      <text:p text:style-name="P17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20. 5. 2008</text:p>
      <text:p text:style-name="P10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8">_________________________</text:p>
          </table:table-cell>
          <table:table-cell table:style-name="Tabuľka1.A1" office:value-type="string">
            <text:p text:style-name="P8">_________________________</text:p>
          </table:table-cell>
        </table:table-row>
        <table:table-row>
          <table:table-cell office:value-type="string">
            <text:p text:style-name="P15">doc. Ing. Jana Minárová, PhD.</text:p>
          </table:table-cell>
          <table:table-cell office:value-type="string">
            <text:p text:style-name="P14">ALUMINIUM</text:p>
          </table:table-cell>
        </table:table-row>
        <table:table-row>
          <table:table-cell office:value-type="string">
            <text:p text:style-name="P8">(pedagóg)</text:p>
          </table:table-cell>
          <table:table-cell office:value-type="string">
            <text:p text:style-name="P13">(tím č. 14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8-05-20T08:29:22</dc:date>
    <meta:editing-cycles>17</meta:editing-cycles>
    <meta:editing-duration>PT11H36M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78" meta:character-count="601"/>
  </office:meta>
</office:document-meta>
</file>